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media/image14.png" manifest:media-type="image/png"/>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32">
      <style:graphic-properties draw:fill="none" draw:stroke="solid" svg:stroke-width="0.02778in" svg:stroke-color="#000000" draw:marker-start="a1030" draw:marker-end="a1031" svg:stroke-opacity="100%"/>
    </style:style>
    <style:style style:family="graphic" style:name="a1034">
      <style:graphic-properties draw:fill="none" draw:stroke="solid" svg:stroke-width="0.02778in" svg:stroke-color="#000000" draw:marker-end="a1033" svg:stroke-opacity="100%"/>
    </style:style>
    <style:style style:family="graphic" style:name="a1036">
      <style:graphic-properties draw:fill="none" draw:stroke="solid" svg:stroke-width="0.02778in" svg:stroke-color="#000000" draw:marker-end="a1035" svg:stroke-opacity="100%"/>
    </style:style>
    <style:style style:family="graphic" style:name="a1038">
      <style:graphic-properties draw:fill="none" draw:stroke="solid" svg:stroke-width="0.02778in" svg:stroke-color="#000000" draw:marker-end="a1037" svg:stroke-opacity="100%"/>
    </style:style>
    <style:style style:family="graphic" style:name="a7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1">
      <style:graphic-properties draw:fill="none" draw:stroke="solid" svg:stroke-width="0.01389in" svg:stroke-color="#000000" svg:stroke-opacity="100%" draw:stroke-linejoin="miter"/>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parent-style-name="Graphics">
      <style:graphic-properties draw:fill="none" fo:clip="rect(0in 0in 0in 0in)" draw:stroke="none"/>
    </style:style>
    <style:style style:family="graphic"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8" style:parent-style-name="Graphics">
      <style:graphic-properties draw:fill="none" fo:clip="rect(0in 0in 0in 0in)" draw:stroke="none"/>
    </style:style>
    <style:style style:family="text" style:name="a80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0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0">
      <style:graphic-properties draw:fill="none" draw:stroke="solid" svg:stroke-width="0.02778in" svg:stroke-color="#000000" draw:marker-end="a1039" svg:stroke-opacity="100%"/>
    </style:style>
    <style:style style:family="graphic" style:name="a1043">
      <style:graphic-properties draw:fill="none" draw:stroke="solid" svg:stroke-width="0.02778in" svg:stroke-color="#000000" draw:marker-start="a1041" draw:marker-end="a1042" svg:stroke-opacity="100%"/>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parent-style-name="Graphics">
      <style:graphic-properties draw:fill="none" fo:clip="rect(0in 0in 0in 0in)" draw:stroke="non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3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3" style:parent-style-name="Graphics">
      <style:graphic-properties draw:fill="none" fo:clip="rect(0in 0in 0in 0in)" draw:stroke="none"/>
    </style:style>
    <style:style style:family="drawing-page" style:name="a83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5" style:parent-style-name="Graphics">
      <style:graphic-properties draw:fill="none" fo:clip="rect(0in 0in 0in 0in)" draw:stroke="none"/>
    </style:style>
    <style:style style:family="text" style:name="a83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9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parent-style-name="Graphics">
      <style:graphic-properties draw:fill="none" fo:clip="rect(0in 0in 0in 0in)" draw:stroke="none"/>
    </style:style>
    <style:style style:family="graphic" style:name="a8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9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5" style:parent-style-name="Graphics">
      <style:graphic-properties draw:fill="none" fo:clip="rect(0in 0in 0in 0in)" draw:stroke="none"/>
    </style:style>
    <style:style style:family="graphic" style:name="a696" style:parent-style-name="Graphics">
      <style:graphic-properties draw:fill="none" fo:clip="rect(0in 0in 0in 0in)" draw:stroke="none"/>
    </style:style>
    <style:style style:family="text" style:name="a85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6" style:parent-style-name="Graphics">
      <style:graphic-properties draw:fill="none" fo:clip="rect(0in 0in 0in 0in)" draw:stroke="none"/>
    </style:style>
    <style:style style:family="text" style:name="a71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8" style:parent-style-name="Graphics">
      <style:graphic-properties draw:fill="none" fo:clip="rect(0in 0in 0in 0in)" draw:stroke="non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solid" draw:fill-color="#ffffff" draw:opacity="100%" draw:stroke="dash" draw:stroke-dash="a1002" svg:stroke-width="0.02778in" svg:stroke-color="#000000" svg:stroke-opacity="100%"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parent-style-name="Graphics">
      <style:graphic-properties draw:fill="none" fo:clip="rect(0in 0in 0in 0in)" draw:stroke="none"/>
    </style:style>
    <style:style style:family="text" style:name="a7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1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center" draw:fill="solid" draw:fill-color="#ffffff" draw:opacity="100%" draw:stroke="dash" draw:stroke-dash="a1015" svg:stroke-width="0.02778in" svg:stroke-color="#000000" svg:stroke-opacity="100%"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6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0" style:parent-style-name="Graphics">
      <style:graphic-properties draw:fill="none" fo:clip="rect(0in 0in 0in 0in)" draw:stroke="none"/>
    </style:style>
    <style:style style:family="graphic" style:name="a762" style:parent-style-name="Graphics">
      <style:graphic-properties draw:fill="none" fo:clip="rect(0in 0in 0in 0in)" draw:stroke="none"/>
    </style:style>
    <style:style style:family="text" style:name="a92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1027">
      <style:graphic-properties draw:fill="none" draw:stroke="solid" svg:stroke-width="0.02778in" svg:stroke-color="#000000" draw:marker-end="a1026" svg:stroke-opacity="100%"/>
    </style:style>
    <style:style style:family="graphic" style:name="a1029">
      <style:graphic-properties draw:fill="none" draw:stroke="solid" svg:stroke-width="0.02778in" svg:stroke-color="#000000" draw:marker-end="a1028" svg:stroke-opacity="100%"/>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3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3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4" style:parent-style-name="Graphics">
      <style:graphic-properties draw:fill="none" fo:clip="rect(0in 0in 0in 0in)" draw:stroke="non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695" draw:master-page-name="Master1-Layout9-picTx-Picture-with-Caption" presentation:presentation-page-layout-name="Master1-PPL9">
        <draw:frame draw:id="id69" draw:style-name="a696" draw:name="Picture 2" svg:x="0.45833in" svg:y="1.07813in" svg:width="9.08333in" svg:height="5.34375in" style:rel-width="scale" style:rel-height="scale">
          <draw:image xlink:href="media/image1.png" xlink:type="simple" xlink:show="embed" xlink:actuate="onLoad"/>
          <svg:desc/>
        </draw:frame>
        <draw:frame draw:id="id70" draw:style-name="a699" draw:name="TextBox 7" svg:x="7.12674in" svg:y="2.64757in" svg:width="0.35417in" svg:height="0.40451in">
          <draw:text-box>
            <text:p text:style-name="a698" text:class-names="" text:cond-style-name=""><text:span text:style-name="a697" text:class-names="">A</text:span></text:p>
          </draw:text-box>
          <svg:desc/>
        </draw:frame>
        <draw:frame draw:id="id71" draw:style-name="a702" draw:name="TextBox 8" svg:x="2.28299in" svg:y="2.26563in" svg:width="0.35417in" svg:height="0.40451in">
          <draw:text-box>
            <text:p text:style-name="a701" text:class-names="" text:cond-style-name=""><text:span text:style-name="a700" text:class-names="">B</text:span></text:p>
          </draw:text-box>
          <svg:desc/>
        </draw:frame>
        <draw:frame draw:id="id72" draw:style-name="a705" draw:name="TextBox 9" svg:x="2.28299in" svg:y="3.125in" svg:width="0.33507in" svg:height="0.40451in">
          <draw:text-box>
            <text:p text:style-name="a704" text:class-names="" text:cond-style-name=""><text:span text:style-name="a703" text:class-names="">C</text:span></text:p>
          </draw:text-box>
          <svg:desc/>
        </draw:frame>
        <draw:frame draw:id="id73" draw:style-name="a708" draw:name="TextBox 10" svg:x="2.26563in" svg:y="3.98438in" svg:width="0.36111in" svg:height="0.40451in">
          <draw:text-box>
            <text:p text:style-name="a707" text:class-names="" text:cond-style-name=""><text:span text:style-name="a706" text:class-names="">D</text:span></text:p>
          </draw:text-box>
          <svg:desc/>
        </draw:frame>
        <draw:frame draw:id="id74" draw:style-name="a711" draw:name="TextBox 11" svg:x="2.26563in" svg:y="4.84375in" svg:width="0.32465in" svg:height="0.40451in">
          <draw:text-box>
            <text:p text:style-name="a710" text:class-names="" text:cond-style-name=""><text:span text:style-name="a709" text:class-names="">E</text:span></text:p>
          </draw:text-box>
          <svg:desc/>
        </draw:frame>
        <draw:frame draw:id="id75" draw:style-name="a714" draw:name="TextBox 12" svg:x="2.26563in" svg:y="5.68924in" svg:width="0.31771in" svg:height="0.40451in">
          <draw:text-box>
            <text:p text:style-name="a713" text:class-names="" text:cond-style-name=""><text:span text:style-name="a712" text:class-names="">F</text:span></text:p>
          </draw:text-box>
          <svg:desc/>
        </draw:frame>
      </draw:page>
      <draw:page draw:name="Slide2" draw:style-name="a715" draw:master-page-name="Master1-Layout9-picTx-Picture-with-Caption" presentation:presentation-page-layout-name="Master1-PPL9">
        <draw:frame draw:id="id76" draw:style-name="a716" draw:name="Picture 17" svg:x="0.83333in" svg:y="0.625in" svg:width="8.33333in" svg:height="6.25in" style:rel-width="scale" style:rel-height="scale">
          <draw:image xlink:href="media/image2.png" xlink:type="simple" xlink:show="embed" xlink:actuate="onLoad"/>
          <svg:desc/>
        </draw:frame>
        <draw:frame draw:id="id77" draw:style-name="a719" draw:name="TextBox 7" svg:x="6.02431in" svg:y="1.07292in" svg:width="0.35417in" svg:height="0.40451in">
          <draw:text-box>
            <text:p text:style-name="a718" text:class-names="" text:cond-style-name=""><text:span text:style-name="a717" text:class-names="">A</text:span></text:p>
          </draw:text-box>
          <svg:desc/>
        </draw:frame>
        <draw:frame draw:id="id78" draw:style-name="a722" draw:name="TextBox 8" svg:x="1.875in" svg:y="2.03125in" svg:width="0.35417in" svg:height="0.40451in">
          <draw:text-box>
            <text:p text:style-name="a721" text:class-names="" text:cond-style-name=""><text:span text:style-name="a720" text:class-names="">B</text:span></text:p>
          </draw:text-box>
          <svg:desc/>
        </draw:frame>
        <draw:frame draw:id="id79" draw:style-name="a725" draw:name="TextBox 9" svg:x="2.5in" svg:y="2.03125in" svg:width="0.33507in" svg:height="0.40451in">
          <draw:text-box>
            <text:p text:style-name="a724" text:class-names="" text:cond-style-name=""><text:span text:style-name="a723" text:class-names="">C</text:span></text:p>
          </draw:text-box>
          <svg:desc/>
        </draw:frame>
        <draw:frame draw:id="id80" draw:style-name="a728" draw:name="TextBox 10" svg:x="3.20313in" svg:y="2.03125in" svg:width="0.36111in" svg:height="0.40451in">
          <draw:text-box>
            <text:p text:style-name="a727" text:class-names="" text:cond-style-name=""><text:span text:style-name="a726" text:class-names="">D</text:span></text:p>
          </draw:text-box>
          <svg:desc/>
        </draw:frame>
        <draw:frame draw:id="id81" draw:style-name="a731" draw:name="TextBox 11" svg:x="3.90625in" svg:y="2.03125in" svg:width="0.32465in" svg:height="0.40451in">
          <draw:text-box>
            <text:p text:style-name="a730" text:class-names="" text:cond-style-name=""><text:span text:style-name="a729" text:class-names="">E</text:span></text:p>
          </draw:text-box>
          <svg:desc/>
        </draw:frame>
        <draw:frame draw:id="id82" draw:style-name="a734" draw:name="TextBox 12" svg:x="6.09375in" svg:y="2.34375in" svg:width="0.31771in" svg:height="0.40451in">
          <draw:text-box>
            <text:p text:style-name="a733" text:class-names="" text:cond-style-name=""><text:span text:style-name="a732" text:class-names="">F</text:span></text:p>
          </draw:text-box>
          <svg:desc/>
        </draw:frame>
        <draw:frame draw:id="id83" draw:style-name="a737" draw:name="TextBox 13" svg:x="5.3941in" svg:y="2.99653in" svg:width="0.36285in" svg:height="0.40451in">
          <draw:text-box>
            <text:p text:style-name="a736" text:class-names="" text:cond-style-name=""><text:span text:style-name="a735" text:class-names="">G</text:span></text:p>
          </draw:text-box>
          <svg:desc/>
        </draw:frame>
        <draw:frame draw:id="id84" draw:style-name="a740" draw:name="TextBox 15" svg:x="6.68403in" svg:y="2.73438in" svg:width="0.2691in" svg:height="0.40451in">
          <draw:text-box>
            <text:p text:style-name="a739" text:class-names="" text:cond-style-name=""><text:span text:style-name="a738" text:class-names="">I</text:span></text:p>
          </draw:text-box>
          <svg:desc/>
        </draw:frame>
        <draw:frame draw:id="id85" draw:style-name="a743" draw:name="TextBox 16" svg:x="6.9184in" svg:y="2.73438in" svg:width="0.28646in" svg:height="0.40451in">
          <draw:text-box>
            <text:p text:style-name="a742" text:class-names="" text:cond-style-name=""><text:span text:style-name="a741" text:class-names="">J</text:span></text:p>
          </draw:text-box>
          <svg:desc/>
        </draw:frame>
        <draw:frame draw:id="id86" draw:style-name="a746" draw:name="TextBox 17" svg:x="1.875in" svg:y="2.32118in" svg:width="0.34028in" svg:height="0.40451in">
          <draw:text-box>
            <text:p text:style-name="a745" text:class-names="" text:cond-style-name=""><text:span text:style-name="a744" text:class-names="">K</text:span></text:p>
          </draw:text-box>
          <svg:desc/>
        </draw:frame>
      </draw:page>
      <draw:page draw:name="Slide3" draw:style-name="a747" draw:master-page-name="Master1-Layout9-picTx-Picture-with-Caption" presentation:presentation-page-layout-name="Master1-PPL9">
        <draw:frame draw:id="id87" draw:style-name="a748" draw:name="Picture 11" svg:x="0.70313in" svg:y="0.625in" svg:width="8.59375in" svg:height="6.25in" style:rel-width="scale" style:rel-height="scale">
          <draw:image xlink:href="media/image3.png" xlink:type="simple" xlink:show="embed" xlink:actuate="onLoad"/>
          <svg:desc/>
        </draw:frame>
        <draw:frame draw:id="id88" draw:style-name="a751" draw:name="TextBox 7" svg:x="7.03125in" svg:y="1.07986in" svg:width="0.35417in" svg:height="0.40451in">
          <draw:text-box>
            <text:p text:style-name="a750" text:class-names="" text:cond-style-name=""><text:span text:style-name="a749" text:class-names="">A</text:span></text:p>
          </draw:text-box>
          <svg:desc/>
        </draw:frame>
        <draw:frame draw:id="id89" draw:style-name="a754" draw:name="TextBox 8" svg:x="1.875in" svg:y="2.26563in" svg:width="0.35417in" svg:height="0.40451in">
          <draw:text-box>
            <text:p text:style-name="a753" text:class-names="" text:cond-style-name=""><text:span text:style-name="a752" text:class-names="">B</text:span></text:p>
          </draw:text-box>
          <svg:desc/>
        </draw:frame>
        <draw:frame draw:id="id90" draw:style-name="a757" draw:name="TextBox 9" svg:x="2.5in" svg:y="2.03125in" svg:width="0.33507in" svg:height="0.40451in">
          <draw:text-box>
            <text:p text:style-name="a756" text:class-names="" text:cond-style-name=""><text:span text:style-name="a755" text:class-names="">C</text:span></text:p>
          </draw:text-box>
          <svg:desc/>
        </draw:frame>
        <draw:frame draw:id="id91" draw:style-name="a760" draw:name="TextBox 11" svg:x="0.70313in" svg:y="1.79688in" svg:width="0.32465in" svg:height="0.40451in">
          <draw:text-box>
            <text:p text:style-name="a759" text:class-names="" text:cond-style-name=""><text:span text:style-name="a758" text:class-names="">E</text:span></text:p>
          </draw:text-box>
          <svg:desc/>
        </draw:frame>
      </draw:page>
      <draw:page draw:name="Slide4" draw:style-name="a761" draw:master-page-name="Master1-Layout9-picTx-Picture-with-Caption" presentation:presentation-page-layout-name="Master1-PPL9">
        <draw:frame draw:id="id92" draw:style-name="a762" draw:name="Picture 13" svg:x="0in" svg:y="0.625in" svg:width="10in" svg:height="6.25in" style:rel-width="scale" style:rel-height="scale">
          <draw:image xlink:href="media/image4.png" xlink:type="simple" xlink:show="embed" xlink:actuate="onLoad"/>
          <svg:desc/>
        </draw:frame>
        <draw:frame draw:id="id93" draw:style-name="a765" draw:name="TextBox 7" svg:x="3.66146in" svg:y="1.23611in" svg:width="0.35417in" svg:height="0.40451in">
          <draw:text-box>
            <text:p text:style-name="a764" text:class-names="" text:cond-style-name=""><text:span text:style-name="a763" text:class-names="">A</text:span></text:p>
          </draw:text-box>
          <svg:desc/>
        </draw:frame>
        <draw:frame draw:id="id94" draw:style-name="a768" draw:name="TextBox 8" svg:x="5in" svg:y="1.25in" svg:width="0.35417in" svg:height="0.40451in">
          <draw:text-box>
            <text:p text:style-name="a767" text:class-names="" text:cond-style-name=""><text:span text:style-name="a766" text:class-names="">B</text:span></text:p>
          </draw:text-box>
          <svg:desc/>
        </draw:frame>
        <draw:frame draw:id="id95" draw:style-name="a771" draw:name="TextBox 9" svg:x="1.25in" svg:y="2.03125in" svg:width="0.33507in" svg:height="0.40451in">
          <draw:text-box>
            <text:p text:style-name="a770" text:class-names="" text:cond-style-name=""><text:span text:style-name="a769" text:class-names="">C</text:span></text:p>
          </draw:text-box>
          <svg:desc/>
        </draw:frame>
        <draw:frame draw:id="id96" draw:style-name="a774" draw:name="TextBox 10" svg:x="1.25in" svg:y="2.28819in" svg:width="0.36111in" svg:height="0.40451in">
          <draw:text-box>
            <text:p text:style-name="a773" text:class-names="" text:cond-style-name=""><text:span text:style-name="a772" text:class-names="">D</text:span></text:p>
          </draw:text-box>
          <svg:desc/>
        </draw:frame>
        <draw:frame draw:id="id97" draw:style-name="a777" draw:name="TextBox 11" svg:x="2.42188in" svg:y="2.25174in" svg:width="0.32465in" svg:height="0.40451in">
          <draw:text-box>
            <text:p text:style-name="a776" text:class-names="" text:cond-style-name=""><text:span text:style-name="a775" text:class-names="">E</text:span></text:p>
          </draw:text-box>
          <svg:desc/>
        </draw:frame>
        <draw:frame draw:id="id98" draw:style-name="a780" draw:name="TextBox 16" svg:x="4.0625in" svg:y="2.26563in" svg:width="0.28646in" svg:height="0.40451in">
          <draw:text-box>
            <text:p text:style-name="a779" text:class-names="" text:cond-style-name=""><text:span text:style-name="a778" text:class-names="">J</text:span></text:p>
          </draw:text-box>
          <svg:desc/>
        </draw:frame>
        <draw:frame draw:id="id99" draw:style-name="a783" draw:name="TextBox 17" svg:x="7.03125in" svg:y="1.25in" svg:width="0.34028in" svg:height="0.40451in">
          <draw:text-box>
            <text:p text:style-name="a782" text:class-names="" text:cond-style-name=""><text:span text:style-name="a781" text:class-names="">K</text:span></text:p>
          </draw:text-box>
          <svg:desc/>
        </draw:frame>
      </draw:page>
      <draw:page draw:name="Slide5" draw:style-name="a784" draw:master-page-name="Master1-Layout9-picTx-Picture-with-Caption" presentation:presentation-page-layout-name="Master1-PPL9">
        <draw:frame draw:id="id100" draw:style-name="a785" draw:name="Picture 11" svg:x="0.83333in" svg:y="0.625in" svg:width="8.33333in" svg:height="6.25in" style:rel-width="scale" style:rel-height="scale">
          <draw:image xlink:href="media/image5.png" xlink:type="simple" xlink:show="embed" xlink:actuate="onLoad"/>
          <svg:desc/>
        </draw:frame>
        <draw:frame draw:id="id101" draw:style-name="a788" draw:name="TextBox 7" svg:x="6.71875in" svg:y="1.09375in" svg:width="0.35417in" svg:height="0.40451in">
          <draw:text-box>
            <text:p text:style-name="a787" text:class-names="" text:cond-style-name=""><text:span text:style-name="a786" text:class-names="">A</text:span></text:p>
          </draw:text-box>
          <svg:desc/>
        </draw:frame>
        <draw:frame draw:id="id102" draw:style-name="a791" draw:name="TextBox 8" svg:x="0.85938in" svg:y="1.79688in" svg:width="0.35417in" svg:height="0.40451in">
          <draw:text-box>
            <text:p text:style-name="a790" text:class-names="" text:cond-style-name=""><text:span text:style-name="a789" text:class-names="">B</text:span></text:p>
          </draw:text-box>
          <svg:desc/>
        </draw:frame>
        <draw:frame draw:id="id103" draw:style-name="a794" draw:name="TextBox 9" svg:x="2.39931in" svg:y="2.03125in" svg:width="0.33507in" svg:height="0.40451in">
          <draw:text-box>
            <text:p text:style-name="a793" text:class-names="" text:cond-style-name=""><text:span text:style-name="a792" text:class-names="">C</text:span></text:p>
          </draw:text-box>
          <svg:desc/>
        </draw:frame>
        <draw:frame draw:id="id104" draw:style-name="a797" draw:name="TextBox 10" svg:x="3.98438in" svg:y="2.01736in" svg:width="0.36111in" svg:height="0.40451in">
          <draw:text-box>
            <text:p text:style-name="a796" text:class-names="" text:cond-style-name=""><text:span text:style-name="a795" text:class-names="">D</text:span></text:p>
          </draw:text-box>
          <svg:desc/>
        </draw:frame>
        <draw:frame draw:id="id105" draw:style-name="a800" draw:name="TextBox 11" svg:x="8.00868in" svg:y="2.03125in" svg:width="0.32465in" svg:height="0.40451in">
          <draw:text-box>
            <text:p text:style-name="a799" text:class-names="" text:cond-style-name=""><text:span text:style-name="a798" text:class-names="">E</text:span></text:p>
          </draw:text-box>
          <svg:desc/>
        </draw:frame>
        <draw:frame draw:id="id106" draw:style-name="a804" draw:name="TextBox 11" svg:x="6.58333in" svg:y="2.09549in" svg:width="0.32465in" svg:height="0.40451in">
          <draw:text-box>
            <text:p text:style-name="a803" text:class-names="" text:cond-style-name=""><text:span text:style-name="a801" text:class-names="">F</text:span><text:span text:style-name="a802" text:class-names=""/></text:p>
          </draw:text-box>
          <svg:desc/>
        </draw:frame>
        <draw:frame draw:id="id107" draw:style-name="a808" draw:name="TextBox 11" svg:x="2.2201in" svg:y="2.3in" svg:width="0.36323in" svg:height="0.40391in">
          <draw:text-box>
            <text:p text:style-name="a807" text:class-names="" text:cond-style-name=""><text:span text:style-name="a805" text:class-names="">G</text:span><text:span text:style-name="a806" text:class-names=""/></text:p>
          </draw:text-box>
          <svg:desc/>
        </draw:frame>
      </draw:page>
      <draw:page draw:name="Slide6" draw:style-name="a809" draw:master-page-name="Master1-Layout9-picTx-Picture-with-Caption" presentation:presentation-page-layout-name="Master1-PPL9">
        <draw:frame draw:id="id108" draw:style-name="a810" draw:name="Picture 13" svg:x="1.64583in" svg:y="1.22396in" svg:width="6.70833in" svg:height="5.05208in" style:rel-width="scale" style:rel-height="scale">
          <draw:image xlink:href="media/image6.png" xlink:type="simple" xlink:show="embed" xlink:actuate="onLoad"/>
          <svg:desc/>
        </draw:frame>
        <draw:frame draw:id="id109" draw:style-name="a813" draw:name="TextBox 14" svg:x="5.9375in" svg:y="3.34549in" svg:width="0.35417in" svg:height="0.40451in">
          <draw:text-box>
            <text:p text:style-name="a812" text:class-names="" text:cond-style-name=""><text:span text:style-name="a811" text:class-names="">A</text:span></text:p>
          </draw:text-box>
          <svg:desc/>
        </draw:frame>
        <draw:frame draw:id="id110" draw:style-name="a816" draw:name="TextBox 15" svg:x="4.19618in" svg:y="3.90625in" svg:width="0.35417in" svg:height="0.40451in">
          <draw:text-box>
            <text:p text:style-name="a815" text:class-names="" text:cond-style-name=""><text:span text:style-name="a814" text:class-names="">B</text:span></text:p>
          </draw:text-box>
          <svg:desc/>
        </draw:frame>
        <draw:frame draw:id="id111" draw:style-name="a819" draw:name="TextBox 16" svg:x="5.28993in" svg:y="3.90625in" svg:width="0.33507in" svg:height="0.40451in">
          <draw:text-box>
            <text:p text:style-name="a818" text:class-names="" text:cond-style-name=""><text:span text:style-name="a817" text:class-names="">C</text:span></text:p>
          </draw:text-box>
          <svg:desc/>
        </draw:frame>
        <draw:frame draw:id="id112" draw:style-name="a822" draw:name="TextBox 17" svg:x="2.5in" svg:y="4.51736in" svg:width="0.36111in" svg:height="0.40451in">
          <draw:text-box>
            <text:p text:style-name="a821" text:class-names="" text:cond-style-name=""><text:span text:style-name="a820" text:class-names="">D</text:span></text:p>
          </draw:text-box>
          <svg:desc/>
        </draw:frame>
        <draw:frame draw:id="id113" draw:style-name="a825" draw:name="TextBox 18" svg:x="6.47222in" svg:y="4.14063in" svg:width="0.32465in" svg:height="0.40451in">
          <draw:text-box>
            <text:p text:style-name="a824" text:class-names="" text:cond-style-name=""><text:span text:style-name="a823" text:class-names="">E</text:span></text:p>
          </draw:text-box>
          <svg:desc/>
        </draw:frame>
        <draw:frame draw:id="id114" draw:style-name="a828" draw:name="TextBox 19" svg:x="6.94792in" svg:y="4.98611in" svg:width="0.31771in" svg:height="0.40451in">
          <draw:text-box>
            <text:p text:style-name="a827" text:class-names="" text:cond-style-name=""><text:span text:style-name="a826" text:class-names="">F</text:span></text:p>
          </draw:text-box>
          <svg:desc/>
        </draw:frame>
        <draw:frame draw:id="id115" draw:style-name="a831" draw:name="TextBox 20" svg:x="2.6059in" svg:y="2.01736in" svg:width="0.36285in" svg:height="0.40451in">
          <draw:text-box>
            <text:p text:style-name="a830" text:class-names="" text:cond-style-name=""><text:span text:style-name="a829" text:class-names="">G</text:span></text:p>
          </draw:text-box>
          <svg:desc/>
        </draw:frame>
      </draw:page>
      <draw:page draw:name="Slide7" draw:style-name="a832" draw:master-page-name="Master1-Layout9-picTx-Picture-with-Caption" presentation:presentation-page-layout-name="Master1-PPL9">
        <draw:frame draw:id="id116" draw:style-name="a833" draw:name="Picture 7" svg:x="3.19792in" svg:y="1.93229in" svg:width="3.60417in" svg:height="3.63542in" style:rel-width="scale" style:rel-height="scale">
          <draw:image xlink:href="media/image7.png" xlink:type="simple" xlink:show="embed" xlink:actuate="onLoad"/>
          <svg:desc/>
        </draw:frame>
      </draw:page>
      <draw:page draw:name="Slide8" draw:style-name="a834" draw:master-page-name="Master1-Layout9-picTx-Picture-with-Caption" presentation:presentation-page-layout-name="Master1-PPL9">
        <draw:frame draw:id="id117" draw:style-name="a835" draw:name="Picture 13" svg:x="0.83333in" svg:y="0.625in" svg:width="8.33333in" svg:height="6.25in" style:rel-width="scale" style:rel-height="scale">
          <draw:image xlink:href="media/image8.png" xlink:type="simple" xlink:show="embed" xlink:actuate="onLoad"/>
          <svg:desc/>
        </draw:frame>
        <draw:frame draw:id="id118" draw:style-name="a838" draw:name="TextBox 7" svg:x="5.9375in" svg:y="1.09375in" svg:width="0.35417in" svg:height="0.40451in">
          <draw:text-box>
            <text:p text:style-name="a837" text:class-names="" text:cond-style-name=""><text:span text:style-name="a836" text:class-names="">A</text:span></text:p>
          </draw:text-box>
          <svg:desc/>
        </draw:frame>
        <draw:frame draw:id="id119" draw:style-name="a841" draw:name="TextBox 8" svg:x="0.85938in" svg:y="1.79688in" svg:width="0.35417in" svg:height="0.40451in">
          <draw:text-box>
            <text:p text:style-name="a840" text:class-names="" text:cond-style-name=""><text:span text:style-name="a839" text:class-names="">B</text:span></text:p>
          </draw:text-box>
          <svg:desc/>
        </draw:frame>
        <draw:frame draw:id="id120" draw:style-name="a844" draw:name="TextBox 9" svg:x="1.71875in" svg:y="2.03125in" svg:width="0.33507in" svg:height="0.40451in">
          <draw:text-box>
            <text:p text:style-name="a843" text:class-names="" text:cond-style-name=""><text:span text:style-name="a842" text:class-names="">C</text:span></text:p>
          </draw:text-box>
          <svg:desc/>
        </draw:frame>
        <draw:frame draw:id="id121" draw:style-name="a847" draw:name="TextBox 10" svg:x="1.71875in" svg:y="2.32986in" svg:width="0.36111in" svg:height="0.40451in">
          <draw:text-box>
            <text:p text:style-name="a846" text:class-names="" text:cond-style-name=""><text:span text:style-name="a845" text:class-names="">D</text:span></text:p>
          </draw:text-box>
          <svg:desc/>
        </draw:frame>
        <draw:frame draw:id="id122" draw:style-name="a850" draw:name="TextBox 11" svg:x="3.35938in" svg:y="2.17361in" svg:width="0.32465in" svg:height="0.40451in">
          <draw:text-box>
            <text:p text:style-name="a849" text:class-names="" text:cond-style-name=""><text:span text:style-name="a848" text:class-names="">E</text:span></text:p>
          </draw:text-box>
          <svg:desc/>
        </draw:frame>
        <draw:frame draw:id="id123" draw:style-name="a853" draw:name="TextBox 13" svg:x="5.3125in" svg:y="2.05208in" svg:width="0.36285in" svg:height="0.40451in">
          <draw:text-box>
            <text:p text:style-name="a852" text:class-names="" text:cond-style-name=""><text:span text:style-name="a851" text:class-names="">G</text:span></text:p>
          </draw:text-box>
          <svg:desc/>
        </draw:frame>
      </draw:page>
      <draw:page draw:name="Slide9" draw:style-name="a854" draw:master-page-name="Master1-Layout9-picTx-Picture-with-Caption" presentation:presentation-page-layout-name="Master1-PPL9">
        <draw:frame draw:id="id124" draw:style-name="a855" draw:name="Picture 15" svg:x="0.48958in" svg:y="0.63542in" svg:width="9.02083in" svg:height="6.22917in" style:rel-width="scale" style:rel-height="scale">
          <draw:image xlink:href="media/image9.png" xlink:type="simple" xlink:show="embed" xlink:actuate="onLoad"/>
          <svg:desc/>
        </draw:frame>
        <draw:frame draw:id="id125" draw:style-name="a858" draw:name="TextBox 7" svg:x="1.09375in" svg:y="1.5625in" svg:width="0.35417in" svg:height="0.40451in">
          <draw:text-box>
            <text:p text:style-name="a857" text:class-names="" text:cond-style-name=""><text:span text:style-name="a856" text:class-names="">A</text:span></text:p>
          </draw:text-box>
          <svg:desc/>
        </draw:frame>
        <draw:frame draw:id="id126" draw:style-name="a861" draw:name="TextBox 8" svg:x="0.625in" svg:y="2.10938in" svg:width="0.35417in" svg:height="0.40451in">
          <draw:text-box>
            <text:p text:style-name="a860" text:class-names="" text:cond-style-name=""><text:span text:style-name="a859" text:class-names="">B</text:span></text:p>
          </draw:text-box>
          <svg:desc/>
        </draw:frame>
        <draw:frame draw:id="id127" draw:style-name="a864" draw:name="TextBox 9" svg:x="0.625in" svg:y="2.42188in" svg:width="0.33507in" svg:height="0.40451in">
          <draw:text-box>
            <text:p text:style-name="a863" text:class-names="" text:cond-style-name=""><text:span text:style-name="a862" text:class-names="">C</text:span></text:p>
          </draw:text-box>
          <svg:desc/>
        </draw:frame>
        <draw:frame draw:id="id128" draw:style-name="a867" draw:name="TextBox 10" svg:x="6.01563in" svg:y="2.10938in" svg:width="0.36111in" svg:height="0.40451in">
          <draw:text-box>
            <text:p text:style-name="a866" text:class-names="" text:cond-style-name=""><text:span text:style-name="a865" text:class-names="">D</text:span></text:p>
          </draw:text-box>
          <svg:desc/>
        </draw:frame>
        <draw:frame draw:id="id129" draw:style-name="a870" draw:name="TextBox 11" svg:x="6.01563in" svg:y="2.42188in" svg:width="0.32465in" svg:height="0.40451in">
          <draw:text-box>
            <text:p text:style-name="a869" text:class-names="" text:cond-style-name=""><text:span text:style-name="a868" text:class-names="">E</text:span></text:p>
          </draw:text-box>
          <svg:desc/>
        </draw:frame>
        <draw:frame draw:id="id130" draw:style-name="a873" draw:name="TextBox 12" svg:x="1.64063in" svg:y="6.41667in" svg:width="0.31771in" svg:height="0.40451in">
          <draw:text-box>
            <text:p text:style-name="a872" text:class-names="" text:cond-style-name=""><text:span text:style-name="a871" text:class-names="">F</text:span></text:p>
          </draw:text-box>
          <svg:desc/>
        </draw:frame>
        <draw:frame draw:id="id131" draw:style-name="a876" draw:name="TextBox 13" svg:x="4.21875in" svg:y="5.9375in" svg:width="0.2861in" svg:height="0.40391in">
          <draw:text-box>
            <text:p text:style-name="a875" text:class-names="" text:cond-style-name=""><text:span text:style-name="a874" text:class-names="">J</text:span></text:p>
          </draw:text-box>
          <svg:desc/>
        </draw:frame>
        <draw:frame draw:id="id132" draw:style-name="a880" draw:name="TextBox 14" svg:x="5.23438in" svg:y="5.9375in" svg:width="0.34045in" svg:height="0.40391in">
          <draw:text-box>
            <text:p text:style-name="a879" text:class-names="" text:cond-style-name=""><text:span text:style-name="a877" text:class-names="">K</text:span><text:span text:style-name="a878" text:class-names=""/></text:p>
          </draw:text-box>
          <svg:desc/>
        </draw:frame>
        <draw:frame draw:id="id133" draw:style-name="a884" draw:name="TextBox 12" svg:x="3.18229in" svg:y="6.41667in" svg:width="0.36323in" svg:height="0.40391in">
          <draw:text-box>
            <text:p text:style-name="a883" text:class-names="" text:cond-style-name=""><text:span text:style-name="a881" text:class-names="">G</text:span><text:span text:style-name="a882" text:class-names=""/></text:p>
          </draw:text-box>
          <svg:desc/>
        </draw:frame>
        <draw:frame draw:id="id134" draw:style-name="a887" draw:name="TextBox 12" svg:x="5.55343in" svg:y="6.41667in" svg:width="0.36148in" svg:height="0.40391in">
          <draw:text-box>
            <text:p text:style-name="a886" text:class-names="" text:cond-style-name=""><text:span text:style-name="a885" text:class-names="">H</text:span></text:p>
          </draw:text-box>
          <svg:desc/>
        </draw:frame>
        <draw:frame draw:id="id135" draw:style-name="a891" draw:name="TextBox 12" svg:x="7.88677in" svg:y="6.41667in" svg:width="0.26857in" svg:height="0.40391in">
          <draw:text-box>
            <text:p text:style-name="a890" text:class-names="" text:cond-style-name=""><text:span text:style-name="a888" text:class-names="">I</text:span><text:span text:style-name="a889" text:class-names=""/></text:p>
          </draw:text-box>
          <svg:desc/>
        </draw:frame>
        <draw:frame draw:id="id136" draw:style-name="a895" draw:name="TextBox 13" svg:x="4.66667in" svg:y="4.58333in" svg:width="0.30889in" svg:height="0.40391in">
          <draw:text-box>
            <text:p text:style-name="a894" text:class-names="" text:cond-style-name=""><text:span text:style-name="a892" text:class-names="">L</text:span><text:span text:style-name="a893" text:class-names=""/></text:p>
          </draw:text-box>
          <svg:desc/>
        </draw:frame>
      </draw:page>
      <draw:page draw:name="Slide10" draw:style-name="a896" draw:master-page-name="Master1-Layout9-picTx-Picture-with-Caption" presentation:presentation-page-layout-name="Master1-PPL9">
        <draw:frame draw:id="id137" draw:style-name="a897" draw:name="Picture 14" svg:x="2.9375in" svg:y="1.26042in" svg:width="4.125in" svg:height="4.97917in" style:rel-width="scale" style:rel-height="scale">
          <draw:image xlink:href="media/image10.png" xlink:type="simple" xlink:show="embed" xlink:actuate="onLoad"/>
          <svg:desc/>
        </draw:frame>
        <draw:frame draw:id="id138" draw:style-name="a900" draw:name="TextBox 7" svg:x="6.37847in" svg:y="1.70486in" svg:width="0.35417in" svg:height="0.40451in">
          <draw:text-box>
            <text:p text:style-name="a899" text:class-names="" text:cond-style-name=""><text:span text:style-name="a898" text:class-names="">A</text:span></text:p>
          </draw:text-box>
          <svg:desc/>
        </draw:frame>
        <draw:frame draw:id="id139" draw:style-name="a903" draw:name="TextBox 8" svg:x="4.44792in" svg:y="2.03125in" svg:width="0.35417in" svg:height="0.40451in">
          <draw:text-box>
            <text:p text:style-name="a902" text:class-names="" text:cond-style-name=""><text:span text:style-name="a901" text:class-names="">B</text:span></text:p>
          </draw:text-box>
          <svg:desc/>
        </draw:frame>
        <draw:frame draw:id="id140" draw:style-name="a906" draw:name="TextBox 9" svg:x="4.60938in" svg:y="3.28125in" svg:width="0.33507in" svg:height="0.40451in">
          <draw:text-box>
            <text:p text:style-name="a905" text:class-names="" text:cond-style-name=""><text:span text:style-name="a904" text:class-names="">C</text:span></text:p>
          </draw:text-box>
          <svg:desc/>
        </draw:frame>
        <draw:frame draw:id="id141" draw:style-name="a909" draw:name="TextBox 10" svg:x="3.34549in" svg:y="5.46875in" svg:width="0.36111in" svg:height="0.40451in">
          <draw:text-box>
            <text:p text:style-name="a908" text:class-names="" text:cond-style-name=""><text:span text:style-name="a907" text:class-names="">D</text:span></text:p>
          </draw:text-box>
          <svg:desc/>
        </draw:frame>
        <draw:frame draw:id="id142" draw:style-name="a912" draw:name="TextBox 11" svg:x="4.67361in" svg:y="5.46875in" svg:width="0.32465in" svg:height="0.40451in">
          <draw:text-box>
            <text:p text:style-name="a911" text:class-names="" text:cond-style-name=""><text:span text:style-name="a910" text:class-names="">E</text:span></text:p>
          </draw:text-box>
          <svg:desc/>
        </draw:frame>
        <draw:frame draw:id="id143" draw:style-name="a915" draw:name="TextBox 12" svg:x="5.45486in" svg:y="5.23438in" svg:width="0.31771in" svg:height="0.40451in">
          <draw:text-box>
            <text:p text:style-name="a914" text:class-names="" text:cond-style-name=""><text:span text:style-name="a913" text:class-names="">F</text:span></text:p>
          </draw:text-box>
          <svg:desc/>
        </draw:frame>
        <draw:frame draw:id="id144" draw:style-name="a918" draw:name="TextBox 13" svg:x="5.76736in" svg:y="5.23438in" svg:width="0.36285in" svg:height="0.40451in">
          <draw:text-box>
            <text:p text:style-name="a917" text:class-names="" text:cond-style-name=""><text:span text:style-name="a916" text:class-names="">G</text:span></text:p>
          </draw:text-box>
          <svg:desc/>
        </draw:frame>
      </draw:page>
      <draw:page draw:name="Slide11" draw:style-name="a919" draw:master-page-name="Master1-Layout9-picTx-Picture-with-Caption" presentation:presentation-page-layout-name="Master1-PPL9">
        <draw:frame draw:id="id145" draw:style-name="a920" draw:name="Picture 10" svg:x="0.83333in" svg:y="0.625in" svg:width="8.33333in" svg:height="6.25in" style:rel-width="scale" style:rel-height="scale">
          <draw:image xlink:href="media/image11.png" xlink:type="simple" xlink:show="embed" xlink:actuate="onLoad"/>
          <svg:desc/>
        </draw:frame>
        <draw:frame draw:id="id146" draw:style-name="a923" draw:name="TextBox 7" svg:x="5.625in" svg:y="0.85938in" svg:width="0.35417in" svg:height="0.40451in">
          <draw:text-box>
            <text:p text:style-name="a922" text:class-names="" text:cond-style-name=""><text:span text:style-name="a921" text:class-names="">A</text:span></text:p>
          </draw:text-box>
          <svg:desc/>
        </draw:frame>
        <draw:frame draw:id="id147" draw:style-name="a926" draw:name="TextBox 8" svg:x="6.43576in" svg:y="0.85938in" svg:width="0.35417in" svg:height="0.40451in">
          <draw:text-box>
            <text:p text:style-name="a925" text:class-names="" text:cond-style-name=""><text:span text:style-name="a924" text:class-names="">B</text:span></text:p>
          </draw:text-box>
          <svg:desc/>
        </draw:frame>
        <draw:frame draw:id="id148" draw:style-name="a929" draw:name="TextBox 9" svg:x="7.29514in" svg:y="0.85938in" svg:width="0.33507in" svg:height="0.40451in">
          <draw:text-box>
            <text:p text:style-name="a928" text:class-names="" text:cond-style-name=""><text:span text:style-name="a927" text:class-names="">C</text:span></text:p>
          </draw:text-box>
          <svg:desc/>
        </draw:frame>
        <draw:frame draw:id="id149" draw:style-name="a932" draw:name="TextBox 10" svg:x="8.07639in" svg:y="0.85938in" svg:width="0.36111in" svg:height="0.40451in">
          <draw:text-box>
            <text:p text:style-name="a931" text:class-names="" text:cond-style-name=""><text:span text:style-name="a930" text:class-names="">D</text:span></text:p>
          </draw:text-box>
          <svg:desc/>
        </draw:frame>
      </draw:page>
      <draw:page draw:name="Slide12" draw:style-name="a933" draw:master-page-name="Master1-Layout9-picTx-Picture-with-Caption" presentation:presentation-page-layout-name="Master1-PPL9">
        <draw:frame draw:id="id150" draw:style-name="a934" draw:name="Picture 8" svg:x="0.3125in" svg:y="0.10417in" svg:width="9.375in" svg:height="7.29167in" style:rel-width="scale" style:rel-height="scale">
          <draw:image xlink:href="media/image12.png" xlink:type="simple" xlink:show="embed" xlink:actuate="onLoad"/>
          <svg:desc/>
        </draw:frame>
        <draw:frame draw:id="id151" draw:style-name="a937" draw:name="TextBox 7" svg:x="1.44271in" svg:y="0.3125in" svg:width="0.35417in" svg:height="0.40451in">
          <draw:text-box>
            <text:p text:style-name="a936" text:class-names="" text:cond-style-name=""><text:span text:style-name="a935" text:class-names="">A</text:span></text:p>
          </draw:text-box>
          <svg:desc/>
        </draw:frame>
        <draw:frame draw:id="id152" draw:style-name="a940" draw:name="TextBox 8" svg:x="4.45313in" svg:y="3.59375in" svg:width="0.35417in" svg:height="0.40451in">
          <draw:text-box>
            <text:p text:style-name="a939" text:class-names="" text:cond-style-name=""><text:span text:style-name="a938" text:class-names="">B</text:span></text:p>
          </draw:text-box>
          <svg:desc/>
        </draw:frame>
        <presentation:notes draw:style-name="a946">
          <draw:page-thumbnail draw:page-number="12" svg:x="1.25in" svg:y="0.75in" svg:width="5in" svg:height="3.75in" presentation:class="page" draw:id="id153" presentation:style-name="a941" draw:name="Slide Image Placeholder 1">
            <svg:desc/>
          </draw:page-thumbnail>
          <draw:frame draw:id="id154" presentation:style-name="a942" draw:name="Notes Placeholder 2" svg:x="0.75in" svg:y="4.75in" svg:width="6in" svg:height="4.5in" presentation:class="notes" presentation:placeholder="true">
            <draw:text-box/>
            <svg:desc/>
          </draw:frame>
          <draw:frame draw:id="id155" draw:style-name="a945" draw:name="Slide Number Placeholder 3" svg:x="4.24826in" svg:y="9.49826in" svg:width="3.25in" svg:height="0.5in">
            <draw:text-box>
              <text:p text:style-name="a944" text:class-names="" text:cond-style-name=""><text:span text:style-name="a943" text:class-names=""><text:page-number style:num-format="1" text:fixed="false"/></text:span></text:p>
            </draw:text-box>
            <svg:desc/>
          </draw:frame>
        </presentation:notes>
      </draw:page>
      <draw:page draw:name="Slide13" draw:style-name="a947" draw:master-page-name="Master1-Layout9-picTx-Picture-with-Caption" presentation:presentation-page-layout-name="Master1-PPL9">
        <draw:frame draw:id="id156" draw:style-name="a948" draw:name="Picture 2" svg:x="0.3125in" svg:y="0.10417in" svg:width="9.375in" svg:height="7.29167in" style:rel-width="scale" style:rel-height="scale">
          <draw:image xlink:href="media/image13.png" xlink:type="simple" xlink:show="embed" xlink:actuate="onLoad"/>
          <svg:desc/>
        </draw:frame>
        <draw:frame draw:id="id157" draw:style-name="a951" draw:name="TextBox 7" svg:x="3.98438in" svg:y="0.78125in" svg:width="0.35417in" svg:height="0.40451in">
          <draw:text-box>
            <text:p text:style-name="a950" text:class-names="" text:cond-style-name=""><text:span text:style-name="a949" text:class-names="">A</text:span></text:p>
          </draw:text-box>
          <svg:desc/>
        </draw:frame>
        <draw:frame draw:id="id158" draw:style-name="a954" draw:name="TextBox 8" svg:x="3.98438in" svg:y="1.01563in" svg:width="0.35417in" svg:height="0.40451in">
          <draw:text-box>
            <text:p text:style-name="a953" text:class-names="" text:cond-style-name=""><text:span text:style-name="a952" text:class-names="">B</text:span></text:p>
          </draw:text-box>
          <svg:desc/>
        </draw:frame>
        <draw:frame draw:id="id159" draw:style-name="a957" draw:name="TextBox 9" svg:x="3.98438in" svg:y="1.25in" svg:width="0.33507in" svg:height="0.40451in">
          <draw:text-box>
            <text:p text:style-name="a956" text:class-names="" text:cond-style-name=""><text:span text:style-name="a955" text:class-names="">C</text:span></text:p>
          </draw:text-box>
          <svg:desc/>
        </draw:frame>
        <draw:frame draw:id="id160" draw:style-name="a960" draw:name="TextBox 10" svg:x="3.98438in" svg:y="1.48438in" svg:width="0.36111in" svg:height="0.40451in">
          <draw:text-box>
            <text:p text:style-name="a959" text:class-names="" text:cond-style-name=""><text:span text:style-name="a958" text:class-names="">D</text:span></text:p>
          </draw:text-box>
          <svg:desc/>
        </draw:frame>
        <draw:frame draw:id="id161" draw:style-name="a963" draw:name="TextBox 11" svg:x="3.98438in" svg:y="1.71875in" svg:width="0.32465in" svg:height="0.40451in">
          <draw:text-box>
            <text:p text:style-name="a962" text:class-names="" text:cond-style-name=""><text:span text:style-name="a961" text:class-names="">E</text:span></text:p>
          </draw:text-box>
          <svg:desc/>
        </draw:frame>
        <draw:frame draw:id="id162" draw:style-name="a966" draw:name="TextBox 12" svg:x="3.98438in" svg:y="1.95313in" svg:width="0.31771in" svg:height="0.40451in">
          <draw:text-box>
            <text:p text:style-name="a965" text:class-names="" text:cond-style-name=""><text:span text:style-name="a964" text:class-names="">F</text:span></text:p>
          </draw:text-box>
          <svg:desc/>
        </draw:frame>
        <draw:frame draw:id="id163" draw:style-name="a969" draw:name="TextBox 13" svg:x="2.73438in" svg:y="3.18229in" svg:width="0.36285in" svg:height="0.40451in">
          <draw:text-box>
            <text:p text:style-name="a968" text:class-names="" text:cond-style-name=""><text:span text:style-name="a967" text:class-names="">G</text:span></text:p>
          </draw:text-box>
          <svg:desc/>
        </draw:frame>
        <draw:frame draw:id="id164" draw:style-name="a972" draw:name="TextBox 14" svg:x="2.73438in" svg:y="4.35418in" svg:width="0.36111in" svg:height="0.40451in">
          <draw:text-box>
            <text:p text:style-name="a971" text:class-names="" text:cond-style-name=""><text:span text:style-name="a970" text:class-names="">H</text:span></text:p>
          </draw:text-box>
          <svg:desc/>
        </draw:frame>
        <draw:frame draw:id="id165" draw:style-name="a975" draw:name="TextBox 15" svg:x="2.77778in" svg:y="4.75869in" svg:width="0.2691in" svg:height="0.40451in">
          <draw:text-box>
            <text:p text:style-name="a974" text:class-names="" text:cond-style-name=""><text:span text:style-name="a973" text:class-names="">I</text:span></text:p>
          </draw:text-box>
          <svg:desc/>
        </draw:frame>
        <draw:frame draw:id="id166" draw:style-name="a978" draw:name="TextBox 16" svg:x="4.16667in" svg:y="2.72744in" svg:width="0.28646in" svg:height="0.40451in">
          <draw:text-box>
            <text:p text:style-name="a977" text:class-names="" text:cond-style-name=""><text:span text:style-name="a976" text:class-names="">J</text:span></text:p>
          </draw:text-box>
          <svg:desc/>
        </draw:frame>
        <draw:frame draw:id="id167" draw:style-name="a981" draw:name="TextBox 17" svg:x="4.11285in" svg:y="3.26043in" svg:width="0.34028in" svg:height="0.40451in">
          <draw:text-box>
            <text:p text:style-name="a980" text:class-names="" text:cond-style-name=""><text:span text:style-name="a979" text:class-names="">K</text:span></text:p>
          </draw:text-box>
          <svg:desc/>
        </draw:frame>
        <draw:frame draw:id="id168" draw:style-name="a984" draw:name="TextBox 18" svg:x="6.40625in" svg:y="3.82119in" svg:width="0.30903in" svg:height="0.40451in">
          <draw:text-box>
            <text:p text:style-name="a983" text:class-names="" text:cond-style-name=""><text:span text:style-name="a982" text:class-names="">L</text:span></text:p>
          </draw:text-box>
          <svg:desc/>
        </draw:frame>
        <draw:frame draw:id="id169" draw:style-name="a987" draw:name="TextBox 19" svg:x="6.37326in" svg:y="5.68229in" svg:width="0.36632in" svg:height="0.40104in">
          <draw:text-box>
            <text:p text:style-name="a986" text:class-names="" text:cond-style-name=""><text:span text:style-name="a985" text:class-names="">N</text:span></text:p>
          </draw:text-box>
          <svg:desc/>
        </draw:frame>
        <draw:frame draw:id="id170" draw:style-name="a990" draw:name="TextBox 19" svg:x="6.57465in" svg:y="1.06597in" svg:width="0.42014in" svg:height="0.40104in">
          <draw:text-box>
            <text:p text:style-name="a989" text:class-names="" text:cond-style-name=""><text:span text:style-name="a988" text:class-names="">M</text:span></text:p>
          </draw:text-box>
          <svg:desc/>
        </draw:frame>
        <draw:frame draw:id="id171" draw:style-name="a993" draw:name="TextBox 19" svg:x="7.70139in" svg:y="1.70313in" svg:width="0.36979in" svg:height="0.40104in">
          <draw:text-box>
            <text:p text:style-name="a992" text:class-names="" text:cond-style-name=""><text:span text:style-name="a991" text:class-names="">O</text:span></text:p>
          </draw:text-box>
          <svg:desc/>
        </draw:frame>
        <draw:frame draw:id="id172" draw:style-name="a996" draw:name="TextBox 19" svg:x="7.73611in" svg:y="1.93924in" svg:width="0.33507in" svg:height="0.40104in">
          <draw:text-box>
            <text:p text:style-name="a995" text:class-names="" text:cond-style-name=""><text:span text:style-name="a994" text:class-names="">P</text:span></text:p>
          </draw:text-box>
          <svg:desc/>
        </draw:frame>
      </draw:page>
      <draw:page draw:name="Slide14" draw:style-name="a997" draw:master-page-name="Master1-Layout9-picTx-Picture-with-Caption" presentation:presentation-page-layout-name="Master1-PPL9">
        <draw:frame draw:id="id173" draw:style-name="a998" draw:name="Picture 6" svg:x="3.19792in" svg:y="2in" svg:width="3.60417in" svg:height="3.5in" style:rel-width="scale" style:rel-height="scale">
          <draw:image xlink:href="media/image14.png" xlink:type="simple" xlink:show="embed" xlink:actuate="onLoad"/>
          <svg:desc/>
        </draw:frame>
      </draw:page>
      <draw:page draw:name="Slide15" draw:style-name="a999" draw:master-page-name="Master1-Layout9-picTx-Picture-with-Caption" presentation:presentation-page-layout-name="Master1-PPL9">
        <draw:custom-shape svg:x="2.57813in" svg:y="1.09375in" svg:width="4.6875in" svg:height="2.10938in" draw:id="id174" draw:style-name="a1003" draw:name="Rectangle 4">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x="2.89063in" svg:y="1.79688in" svg:width="2.1875in" svg:height="1.09375in" draw:id="id175" draw:style-name="a1006" draw:name="Flowchart: Decision 8">
          <svg:desc/>
          <text:p text:style-name="a1005" text:class-names="" text:cond-style-name=""><text:span text:style-name="a1004" text:class-names="">State 1</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0.23438in" svg:y="3.04688in" svg:width="1.32812in" svg:height="1.09375in" draw:id="id176" draw:style-name="a1009" draw:name="Rectangle 11">
          <svg:desc/>
          <text:p text:style-name="a1008" text:class-names="" text:cond-style-name=""><text:span text:style-name="a1007" text:class-names="">State 0</text:span></text:p>
          <draw:enhanced-geometry xmlns:dr3d="urn:oasis:names:tc:opendocument:xmlns:dr3d:1.0" draw:type="non-primitive" svg:viewBox="0 0 21600 21600" draw:enhanced-path="M 0 0 L 21600 0 21600 21600 0 21600 Z N"/>
        </draw:custom-shape>
        <draw:custom-shape svg:x="5.54688in" svg:y="1.79688in" svg:width="1.32812in" svg:height="1.09375in" draw:id="id177" draw:style-name="a1012" draw:name="Rectangle 12">
          <svg:desc/>
          <text:p text:style-name="a1011" text:class-names="" text:cond-style-name=""><text:span text:style-name="a1010" text:class-names="">State 2</text:span></text:p>
          <draw:enhanced-geometry xmlns:dr3d="urn:oasis:names:tc:opendocument:xmlns:dr3d:1.0" draw:type="non-primitive" svg:viewBox="0 0 21600 21600" draw:enhanced-path="M 0 0 L 21600 0 21600 21600 0 21600 Z N"/>
        </draw:custom-shape>
        <draw:custom-shape svg:x="2.57813in" svg:y="3.90625in" svg:width="4.6875in" svg:height="2.10938in" draw:id="id178" draw:style-name="a1016" draw:name="Rectangle 15">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custom-shape svg:x="4.76563in" svg:y="4.21875in" svg:width="2.1875in" svg:height="1.09375in" draw:id="id179" draw:style-name="a1019" draw:name="Flowchart: Decision 16">
          <svg:desc/>
          <text:p text:style-name="a1018" text:class-names="" text:cond-style-name=""><text:span text:style-name="a1017" text:class-names="">State 4</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2.96875in" svg:y="4.21875in" svg:width="1.32813in" svg:height="1.09375in" draw:id="id180" draw:style-name="a1022" draw:name="Rectangle 17">
          <svg:desc/>
          <text:p text:style-name="a1021" text:class-names="" text:cond-style-name=""><text:span text:style-name="a1020" text:class-names="">State 3</text:span></text:p>
          <draw:enhanced-geometry xmlns:dr3d="urn:oasis:names:tc:opendocument:xmlns:dr3d:1.0" draw:type="non-primitive" svg:viewBox="0 0 21600 21600" draw:enhanced-path="M 0 0 L 21600 0 21600 21600 0 21600 Z N"/>
        </draw:custom-shape>
        <draw:custom-shape svg:x="8.28125in" svg:y="3.04688in" svg:width="1.32813in" svg:height="1.09375in" draw:id="id181" draw:style-name="a1025" draw:name="Rectangle 18">
          <svg:desc/>
          <text:p text:style-name="a1024" text:class-names="" text:cond-style-name=""><text:span text:style-name="a1023" text:class-names="">State 5</text:span></text:p>
          <draw:enhanced-geometry xmlns:dr3d="urn:oasis:names:tc:opendocument:xmlns:dr3d:1.0" draw:type="non-primitive" svg:viewBox="0 0 21600 21600" draw:enhanced-path="M 0 0 L 21600 0 21600 21600 0 21600 Z N"/>
        </draw:custom-shape>
        <draw:connector draw:type="line" svg:x1="1.5625in" svg:y1="3.59375in" draw:start-shape="id176" draw:start-glue-point="1" svg:x2="2.03125in" svg:y2="3.59549in" draw:id="id182" draw:style-name="a1027" draw:name="Straight Arrow Connector 20">
          <svg:desc/>
        </draw:connector>
        <draw:connector draw:type="line" svg:x1="3.08594in" svg:y1="3.39844in" svg:x2="1.83594in" svg:y2="2.53906in" draw:end-shape="id175" draw:end-glue-point="3" draw:id="id183" draw:style-name="a1029" draw:transform="translate(-2.46094in -2.96875in) rotate(-1.5708) translate(2.46094in 2.96875in)" draw:name="Straight Arrow Connector 25">
          <svg:desc/>
        </draw:connector>
        <draw:connector draw:type="line" svg:x1="3.08594in" svg:y1="3.71094in" svg:x2="1.91406in" svg:y2="4.64844in" draw:end-shape="id180" draw:end-glue-point="3" draw:id="id184" draw:style-name="a1032" draw:transform="translate(-2.5in -4.17969in) rotate(-1.5708) translate(2.5in 4.17969in)" draw:name="Straight Arrow Connector 27">
          <svg:desc/>
        </draw:connector>
        <draw:connector draw:type="line" svg:x1="4.29688in" svg:y1="4.76563in" svg:x2="4.76563in" svg:y2="4.76736in" draw:id="id185" draw:style-name="a1034" draw:name="Straight Arrow Connector 31">
          <svg:desc/>
        </draw:connector>
        <draw:connector draw:type="line" svg:x1="5.07813in" svg:y1="2.34375in" svg:x2="5.54688in" svg:y2="2.34549in" draw:id="id186" draw:style-name="a1036" draw:name="Straight Arrow Connector 33">
          <svg:desc/>
        </draw:connector>
        <draw:connector draw:type="line" svg:x1="7.96875in" svg:y1="4.60938in" svg:x2="6.79687in" svg:y2="3.75in" draw:id="id187" draw:style-name="a1038" draw:transform="translate(-7.38281in -4.17969in) rotate(-1.5708) translate(7.38281in 4.17969in)" draw:name="Straight Arrow Connector 34">
          <svg:desc/>
        </draw:connector>
        <draw:connector draw:type="line" svg:x1="7.92969in" svg:y1="2.53906in" svg:x2="6.75781in" svg:y2="3.47656in" draw:id="id188" draw:style-name="a1040" draw:transform="translate(-7.34375in -3.00781in) rotate(-1.5708) translate(7.34375in 3.00781in)" draw:name="Straight Arrow Connector 38">
          <svg:desc/>
        </draw:connector>
        <draw:connector draw:type="line" svg:x1="7.8125in" svg:y1="3.59375in" svg:x2="8.28125in" svg:y2="3.59375in" draw:end-shape="id181" draw:end-glue-point="3" draw:id="id189" draw:style-name="a1043" draw:name="Straight Arrow Connector 39">
          <svg:desc/>
        </draw:connector>
        <draw:frame draw:id="id190" draw:style-name="a1046" draw:name="TextBox 41" svg:x="2.73438in" svg:y="1.25in" svg:width="3.4375in" svg:height="0.50521in">
          <draw:text-box>
            <text:p text:style-name="a1045" text:class-names="" text:cond-style-name=""><text:span text:style-name="a1044" text:class-names="">Sub-process 1</text:span></text:p>
          </draw:text-box>
          <svg:desc/>
        </draw:frame>
        <draw:frame draw:id="id191" draw:style-name="a1049" draw:name="TextBox 42" svg:x="2.8125in" svg:y="5.43229in" svg:width="3.4375in" svg:height="0.50521in">
          <draw:text-box>
            <text:p text:style-name="a1048" text:class-names="" text:cond-style-name=""><text:span text:style-name="a1047" text:class-names="">Sub-process 2</text:span></text:p>
          </draw:text-box>
          <svg:desc/>
        </draw:frame>
        <draw:frame draw:id="id192" draw:style-name="a1053" draw:name="TextBox 43" svg:x="1.5625in" svg:y="3.125in" svg:width="0.4184in" svg:height="0.40451in">
          <draw:text-box>
            <text:p text:style-name="a1052" text:class-names="" text:cond-style-name=""><text:span text:style-name="a1050" text:class-names="">P</text:span><text:span text:style-name="a1051" text:class-names="">0</text:span></text:p>
          </draw:text-box>
          <svg:desc/>
        </draw:frame>
        <draw:frame draw:id="id193" draw:style-name="a1057" draw:name="TextBox 44" svg:x="5in" svg:y="1.875in" svg:width="0.4184in" svg:height="0.40451in">
          <draw:text-box>
            <text:p text:style-name="a1056" text:class-names="" text:cond-style-name=""><text:span text:style-name="a1054" text:class-names="">P</text:span><text:span text:style-name="a1055" text:class-names="">1</text:span></text:p>
          </draw:text-box>
          <svg:desc/>
        </draw:frame>
        <draw:frame draw:id="id194" draw:style-name="a1061" draw:name="TextBox 45" svg:x="7.26563in" svg:y="2.65625in" svg:width="0.4184in" svg:height="0.40451in">
          <draw:text-box>
            <text:p text:style-name="a1060" text:class-names="" text:cond-style-name=""><text:span text:style-name="a1058" text:class-names="">P</text:span><text:span text:style-name="a1059" text:class-names="">2</text:span></text:p>
          </draw:text-box>
          <svg:desc/>
        </draw:frame>
        <draw:frame draw:id="id195" draw:style-name="a1065" draw:name="TextBox 46" svg:x="4.29688in" svg:y="4.29688in" svg:width="0.4184in" svg:height="0.40451in">
          <draw:text-box>
            <text:p text:style-name="a1064" text:class-names="" text:cond-style-name=""><text:span text:style-name="a1062" text:class-names="">P</text:span><text:span text:style-name="a1063" text:class-names="">3</text:span></text:p>
          </draw:text-box>
          <svg:desc/>
        </draw:frame>
        <draw:frame draw:id="id196" draw:style-name="a1069" draw:name="TextBox 47" svg:x="7.26563in" svg:y="4.12674in" svg:width="0.4184in" svg:height="0.40451in">
          <draw:text-box>
            <text:p text:style-name="a1068" text:class-names="" text:cond-style-name=""><text:span text:style-name="a1066" text:class-names="">P</text:span><text:span text:style-name="a1067" text:class-names="">4</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1026" svg:viewBox="0 0 20 30" svg:d="m10 0-10 30h20z"/>
    <draw:marker draw:name="a1028" svg:viewBox="0 0 20 30" svg:d="m10 0-10 30h20z"/>
    <draw:marker draw:name="a1030" svg:viewBox="0 0 20 30" svg:d="m10 0-10 30h20z"/>
    <draw:marker draw:name="a1031" svg:viewBox="0 0 20 30" svg:d="m10 0-10 30h20z"/>
    <draw:marker draw:name="a1033" svg:viewBox="0 0 20 30" svg:d="m10 0-10 30h20z"/>
    <draw:marker draw:name="a1035" svg:viewBox="0 0 20 30" svg:d="m10 0-10 30h20z"/>
    <draw:marker draw:name="a1037" svg:viewBox="0 0 20 30" svg:d="m10 0-10 30h20z"/>
    <draw:marker draw:name="a1039" svg:viewBox="0 0 20 30" svg:d="m10 0-10 30h20z"/>
    <draw:marker draw:name="a1041" svg:viewBox="0 0 20 30" svg:d="m10 0-10 30h20z"/>
    <draw:marker draw:name="a1042" svg:viewBox="0 0 20 30" svg:d="m10 0-10 30h20z"/>
    <draw:stroke-dash draw:name="a1002" draw:style="rect" draw:dots1="1" draw:dots1-length="0.08333in" draw:distance="0.08333in"/>
    <draw:stroke-dash draw:name="a1015" draw:style="rect" draw:dots1="1" draw:dots1-length="0.08333in" draw:distance="0.08333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552">
      <style:graphic-properties draw:fill="none" draw:stroke="solid" svg:stroke-width="0.01389in" svg:stroke-color="#000000" svg:stroke-opacity="100%"/>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2">
      <style:graphic-properties draw:fill="none" draw:stroke="solid" svg:stroke-width="0.01389in" svg:stroke-color="#000000" svg:stroke-opacity="100%"/>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draw:fill="none" draw:stroke="solid" svg:stroke-width="0.01389in" svg:stroke-color="#000000" svg:strok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solid" svg:stroke-width="0.01389in" svg:stroke-color="#000000" svg:stroke-opacity="100%"/>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solid" svg:stroke-width="0.01389in" svg:stroke-color="#000000" svg:stroke-opacity="100%"/>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draw:fill="none" draw:stroke="solid" svg:stroke-width="0.01389in" svg:stroke-color="#000000" svg:stroke-opacity="100%"/>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6/8/2013</text:date></text:span></text:p>
        </draw:text-box>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6/8/2013</text:date></text:span></text:p>
          </draw:text-box>
          <svg:desc/>
        </draw:frame>
        <draw:page-thumbnail svg:x="1.25in" svg:y="0.75in" svg:width="5in" svg:height="3.75in" presentation:class="page" draw:id="id7" presentation:style-name="a37" draw:name="Slide Image Placeholder 3">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span></text:p>
          </draw:text-box>
          <svg:desc/>
        </draw:frame>
      </presentation:notes>
    </style:master-page>
    <style:master-page style:name="Master1-Layout1-title-Title-Slide" style:page-layout-name="pageLayout1" draw:style-name="a60">
      <draw:frame draw:id="id11" presentation:style-name="a63" draw:name="Title 1" svg:x="0.75in" svg:y="2.32986in" svg:width="8.5in" svg:height="1.60764in" presentation:class="title" presentation:placeholder="false">
        <draw:text-box>
          <text:p text:style-name="a62" text:class-names="" text:cond-style-name=""><text:span text:style-name="a61" text:class-names="">Click to edit Master title style</text:span></text:p>
        </draw:text-box>
        <svg:desc/>
      </draw:frame>
      <draw:frame draw:id="id12" presentation:style-name="a66" draw:name="Subtitle 2" svg:x="1.5in" svg:y="4.25in" svg:width="7in" svg:height="1.91667in" presentation:class="subtitle" presentation:placeholder="false">
        <draw:text-box>
          <text:p text:style-name="a65" text:class-names="" text:cond-style-name=""><text:span text:style-name="a64" text:class-names="">Click to edit Master subtitle style</text:span></text:p>
        </draw:text-box>
        <svg:desc/>
      </draw:frame>
      <draw:frame draw:id="id13"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6/8/2013</text:date></text:span></text:p>
        </draw:text-box>
        <svg:desc/>
      </draw:frame>
      <draw:frame draw:id="id14"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desc/>
      </draw:frame>
      <draw:frame draw:id="id15"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6/8/2013</text:date></text:span></text:p>
          </draw:text-box>
          <svg:desc/>
        </draw:frame>
        <draw:page-thumbnail svg:x="1.25in" svg:y="0.75in" svg:width="5in" svg:height="3.75in" presentation:class="page" draw:id="id7" presentation:style-name="a84" draw:name="Slide Image Placeholder 3">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span></text:p>
          </draw:text-box>
          <svg:desc/>
        </draw:frame>
      </presentation:notes>
    </style:master-page>
    <style:master-page style:name="Master1-Layout2-obj-Title-and-Content" style:page-layout-name="pageLayout1" draw:style-name="a107">
      <draw:frame draw:id="id16" presentation:style-name="a110" draw:name="Title 1" svg:x="0.5in" svg:y="0.30035in" svg:width="9in" svg:height="1.25in" presentation:class="title" presentation:placeholder="false">
        <draw:text-box>
          <text:p text:style-name="a109" text:class-names="" text:cond-style-name=""><text:span text:style-name="a108" text:class-names="">Click to edit Master title style</text:span></text:p>
        </draw:text-box>
        <svg:desc/>
      </draw:frame>
      <draw:frame draw:id="id17" presentation:style-name="a126" draw:name="Content Placeholder 2" svg:x="0.5in" svg:y="1.75in" svg:width="9in" svg:height="4.9496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desc/>
      </draw:frame>
      <draw:frame draw:id="id18" presentation:style-name="a130" draw:name="Date Placeholder 3" svg:x="0.5in" svg:y="6.95139in" svg:width="2.33333in" svg:height="0.39931in" presentation:class="date-time" presentation:placeholder="false">
        <draw:text-box>
          <text:p text:style-name="a129" text:class-names="" text:cond-style-name=""><text:span text:style-name="a127" text:class-names=""><text:date text:fixed="false" style:data-style-name="a128">6/8/2013</text:date></text:span></text:p>
        </draw:text-box>
        <svg:desc/>
      </draw:frame>
      <draw:frame draw:id="id19" presentation:style-name="a133" draw:name="Footer Placeholder 4" svg:x="3.41667in" svg:y="6.95139in" svg:width="3.16667in" svg:height="0.39931in" presentation:class="footer" presentation:placeholder="false">
        <draw:text-box>
          <text:p text:style-name="a132" text:class-names="" text:cond-style-name=""><text:span text:style-name="a131" text:class-names=""/></text:p>
        </draw:text-box>
        <svg:desc/>
      </draw:frame>
      <draw:frame draw:id="id20" presentation:style-name="a136" draw:name="Slide Number Placeholder 5" svg:x="7.16667in" svg:y="6.95139in" svg:width="2.33333in" svg:height="0.39931in" presentation:class="page-number" presentation:placeholder="false">
        <draw:text-box>
          <text:p text:style-name="a135" text:class-names="" text:cond-style-name=""><text:span text:style-name="a134" text:class-names=""><text:page-number style:num-format="1" text:fixed="false"/></text:span></text:p>
        </draw:text-box>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6/8/2013</text:date></text:span></text:p>
          </draw:text-box>
          <svg:desc/>
        </draw:frame>
        <draw:page-thumbnail svg:x="1.25in" svg:y="0.75in" svg:width="5in" svg:height="3.75in" presentation:class="page" draw:id="id7" presentation:style-name="a144" draw:name="Slide Image Placeholder 3">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span></text:p>
          </draw:text-box>
          <svg:desc/>
        </draw:frame>
      </presentation:notes>
    </style:master-page>
    <style:master-page style:name="Master1-Layout3-secHead-Section-Header" style:page-layout-name="pageLayout1" draw:style-name="a167">
      <draw:frame draw:id="id21" presentation:style-name="a170" draw:name="Title 1" svg:x="0.78993in" svg:y="4.81944in" svg:width="8.5in" svg:height="1.48958in" presentation:class="title" presentation:placeholder="false">
        <draw:text-box>
          <text:p text:style-name="a169" text:class-names="" text:cond-style-name=""><text:span text:style-name="a168" text:class-names="">Click to edit Master title style</text:span></text:p>
        </draw:text-box>
        <svg:desc/>
      </draw:frame>
      <draw:frame draw:id="id22" presentation:style-name="a174" draw:name="Text Placeholder 2" svg:x="0.78993in" svg:y="3.17882in" svg:width="8.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desc/>
      </draw:frame>
      <draw:frame draw:id="id23" presentation:style-name="a178" draw:name="Date Placeholder 3" svg:x="0.5in" svg:y="6.95139in" svg:width="2.33333in" svg:height="0.39931in" presentation:class="date-time" presentation:placeholder="false">
        <draw:text-box>
          <text:p text:style-name="a177" text:class-names="" text:cond-style-name=""><text:span text:style-name="a175" text:class-names=""><text:date text:fixed="false" style:data-style-name="a176">6/8/2013</text:date></text:span></text:p>
        </draw:text-box>
        <svg:desc/>
      </draw:frame>
      <draw:frame draw:id="id24" presentation:style-name="a181" draw:name="Footer Placeholder 4" svg:x="3.41667in" svg:y="6.95139in" svg:width="3.16667in" svg:height="0.39931in" presentation:class="footer" presentation:placeholder="false">
        <draw:text-box>
          <text:p text:style-name="a180" text:class-names="" text:cond-style-name=""><text:span text:style-name="a179" text:class-names=""/></text:p>
        </draw:text-box>
        <svg:desc/>
      </draw:frame>
      <draw:frame draw:id="id25" presentation:style-name="a184" draw:name="Slide Number Placeholder 5" svg:x="7.16667in" svg:y="6.95139in" svg:width="2.33333in" svg:height="0.39931in" presentation:class="page-number" presentation:placeholder="false">
        <draw:text-box>
          <text:p text:style-name="a183" text:class-names="" text:cond-style-name=""><text:span text:style-name="a182" text:class-names=""><text:page-number style:num-format="1" text:fixed="false"/></text:span></text:p>
        </draw:text-box>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6/8/2013</text:date></text:span></text:p>
          </draw:text-box>
          <svg:desc/>
        </draw:frame>
        <draw:page-thumbnail svg:x="1.25in" svg:y="0.75in" svg:width="5in" svg:height="3.75in" presentation:class="page" draw:id="id7" presentation:style-name="a192" draw:name="Slide Image Placeholder 3">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span></text:p>
          </draw:text-box>
          <svg:desc/>
        </draw:frame>
      </presentation:notes>
    </style:master-page>
    <style:master-page style:name="Master1-Layout4-twoObj-Two-Content" style:page-layout-name="pageLayout1" draw:style-name="a215">
      <draw:frame draw:id="id26" presentation:style-name="a218" draw:name="Title 1" svg:x="0.5in" svg:y="0.30035in" svg:width="9in" svg:height="1.25in" presentation:class="title" presentation:placeholder="false">
        <draw:text-box>
          <text:p text:style-name="a217" text:class-names="" text:cond-style-name=""><text:span text:style-name="a216" text:class-names="">Click to edit Master title style</text:span></text:p>
        </draw:text-box>
        <svg:desc/>
      </draw:frame>
      <draw:frame draw:id="id27" presentation:style-name="a234" draw:name="Content Placeholder 2" svg:x="0.5in" svg:y="1.75in" svg:width="4.41667in" svg:height="4.94965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desc/>
      </draw:frame>
      <draw:frame draw:id="id28" presentation:style-name="a250" draw:name="Content Placeholder 3" svg:x="5.08333in" svg:y="1.75in" svg:width="4.41667in" svg:height="4.949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desc/>
      </draw:frame>
      <draw:frame draw:id="id29" presentation:style-name="a254" draw:name="Date Placeholder 3" svg:x="0.5in" svg:y="6.95139in" svg:width="2.33333in" svg:height="0.39931in" presentation:class="date-time" presentation:placeholder="false">
        <draw:text-box>
          <text:p text:style-name="a253" text:class-names="" text:cond-style-name=""><text:span text:style-name="a251" text:class-names=""><text:date text:fixed="false" style:data-style-name="a252">6/8/2013</text:date></text:span></text:p>
        </draw:text-box>
        <svg:desc/>
      </draw:frame>
      <draw:frame draw:id="id30" presentation:style-name="a257" draw:name="Footer Placeholder 4" svg:x="3.41667in" svg:y="6.95139in" svg:width="3.16667in" svg:height="0.39931in" presentation:class="footer" presentation:placeholder="false">
        <draw:text-box>
          <text:p text:style-name="a256" text:class-names="" text:cond-style-name=""><text:span text:style-name="a255" text:class-names=""/></text:p>
        </draw:text-box>
        <svg:desc/>
      </draw:frame>
      <draw:frame draw:id="id31" presentation:style-name="a260" draw:name="Slide Number Placeholder 5" svg:x="7.16667in" svg:y="6.95139in" svg:width="2.33333in" svg:height="0.39931in" presentation:class="page-number" presentation:placeholder="false">
        <draw:text-box>
          <text:p text:style-name="a259" text:class-names="" text:cond-style-name=""><text:span text:style-name="a258" text:class-names=""><text:page-number style:num-format="1" text:fixed="false"/></text:span></text:p>
        </draw:text-box>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6/8/2013</text:date></text:span></text:p>
          </draw:text-box>
          <svg:desc/>
        </draw:frame>
        <draw:page-thumbnail svg:x="1.25in" svg:y="0.75in" svg:width="5in" svg:height="3.75in" presentation:class="page" draw:id="id7" presentation:style-name="a268" draw:name="Slide Image Placeholder 3">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desc/>
        </draw:frame>
      </presentation:notes>
    </style:master-page>
    <style:master-page style:name="Master1-Layout5-twoTxTwoObj-Comparison" style:page-layout-name="pageLayout1" draw:style-name="a291">
      <draw:frame draw:id="id32" presentation:style-name="a294" draw:name="Title 1" svg:x="0.5in" svg:y="0.30035in" svg:width="9in" svg:height="1.25in" presentation:class="title" presentation:placeholder="false">
        <draw:text-box>
          <text:p text:style-name="a293" text:class-names="" text:cond-style-name=""><text:span text:style-name="a292" text:class-names="">Click to edit Master title style</text:span></text:p>
        </draw:text-box>
        <svg:desc/>
      </draw:frame>
      <draw:frame draw:id="id33" presentation:style-name="a298" draw:name="Text Placeholder 2" svg:x="0.5in" svg:y="1.67882in" svg:width="4.4184in" svg:height="0.69965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desc/>
      </draw:frame>
      <draw:frame draw:id="id34" presentation:style-name="a314" draw:name="Content Placeholder 3" svg:x="0.5in" svg:y="2.37847in" svg:width="4.4184in" svg:height="4.32118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desc/>
      </draw:frame>
      <draw:frame draw:id="id35" presentation:style-name="a318" draw:name="Text Placeholder 4" svg:x="5.07986in" svg:y="1.67882in" svg:width="4.42014in" svg:height="0.6996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desc/>
      </draw:frame>
      <draw:frame draw:id="id36" presentation:style-name="a334" draw:name="Content Placeholder 5" svg:x="5.07986in" svg:y="2.37847in" svg:width="4.42014in" svg:height="4.3211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desc/>
      </draw:frame>
      <draw:frame draw:id="id37" presentation:style-name="a338" draw:name="Date Placeholder 3" svg:x="0.5in" svg:y="6.95139in" svg:width="2.33333in" svg:height="0.39931in" presentation:class="date-time" presentation:placeholder="false">
        <draw:text-box>
          <text:p text:style-name="a337" text:class-names="" text:cond-style-name=""><text:span text:style-name="a335" text:class-names=""><text:date text:fixed="false" style:data-style-name="a336">6/8/2013</text:date></text:span></text:p>
        </draw:text-box>
        <svg:desc/>
      </draw:frame>
      <draw:frame draw:id="id38"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desc/>
      </draw:frame>
      <draw:frame draw:id="id39" presentation:style-name="a344" draw:name="Slide Number Placeholder 5" svg:x="7.16667in" svg:y="6.95139in" svg:width="2.33333in" svg:height="0.39931in" presentation:class="page-number" presentation:placeholder="false">
        <draw:text-box>
          <text:p text:style-name="a343" text:class-names="" text:cond-style-name=""><text:span text:style-name="a342" text:class-names=""><text:page-number style:num-format="1" text:fixed="false"/></text:span></text:p>
        </draw:text-box>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6/8/2013</text:date></text:span></text:p>
          </draw:text-box>
          <svg:desc/>
        </draw:frame>
        <draw:page-thumbnail svg:x="1.25in" svg:y="0.75in" svg:width="5in" svg:height="3.75in" presentation:class="page" draw:id="id7" presentation:style-name="a352" draw:name="Slide Image Placeholder 3">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6-titleOnly-Title-Only" style:page-layout-name="pageLayout1" draw:style-name="a375">
      <draw:frame draw:id="id40" presentation:style-name="a378" draw:name="Title 1" svg:x="0.5in" svg:y="0.30035in" svg:width="9in" svg:height="1.25in" presentation:class="title" presentation:placeholder="false">
        <draw:text-box>
          <text:p text:style-name="a377" text:class-names="" text:cond-style-name=""><text:span text:style-name="a376" text:class-names="">Click to edit Master title style</text:span></text:p>
        </draw:text-box>
        <svg:desc/>
      </draw:frame>
      <draw:frame draw:id="id41" presentation:style-name="a382" draw:name="Date Placeholder 3" svg:x="0.5in" svg:y="6.95139in" svg:width="2.33333in" svg:height="0.39931in" presentation:class="date-time" presentation:placeholder="false">
        <draw:text-box>
          <text:p text:style-name="a381" text:class-names="" text:cond-style-name=""><text:span text:style-name="a379" text:class-names=""><text:date text:fixed="false" style:data-style-name="a380">6/8/2013</text:date></text:span></text:p>
        </draw:text-box>
        <svg:desc/>
      </draw:frame>
      <draw:frame draw:id="id42" presentation:style-name="a385" draw:name="Footer Placeholder 4" svg:x="3.41667in" svg:y="6.95139in" svg:width="3.16667in" svg:height="0.39931in" presentation:class="footer" presentation:placeholder="false">
        <draw:text-box>
          <text:p text:style-name="a384" text:class-names="" text:cond-style-name=""><text:span text:style-name="a383" text:class-names=""/></text:p>
        </draw:text-box>
        <svg:desc/>
      </draw:frame>
      <draw:frame draw:id="id43" presentation:style-name="a388" draw:name="Slide Number Placeholder 5" svg:x="7.16667in" svg:y="6.95139in" svg:width="2.33333in" svg:height="0.39931in" presentation:class="page-number" presentation:placeholder="false">
        <draw:text-box>
          <text:p text:style-name="a387" text:class-names="" text:cond-style-name=""><text:span text:style-name="a386" text:class-names=""><text:page-number style:num-format="1" text:fixed="false"/></text:span></text:p>
        </draw:text-box>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6/8/2013</text:date></text:span></text:p>
          </draw:text-box>
          <svg:desc/>
        </draw:frame>
        <draw:page-thumbnail svg:x="1.25in" svg:y="0.75in" svg:width="5in" svg:height="3.75in" presentation:class="page" draw:id="id7" presentation:style-name="a396" draw:name="Slide Image Placeholder 3">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span></text:p>
          </draw:text-box>
          <svg:desc/>
        </draw:frame>
      </presentation:notes>
    </style:master-page>
    <style:master-page style:name="Master1-Layout7-blank-Blank" style:page-layout-name="pageLayout1" draw:style-name="a419">
      <draw:frame draw:id="id44" presentation:style-name="a423" draw:name="Date Placeholder 3" svg:x="0.5in" svg:y="6.95139in" svg:width="2.33333in" svg:height="0.39931in" presentation:class="date-time" presentation:placeholder="false">
        <draw:text-box>
          <text:p text:style-name="a422" text:class-names="" text:cond-style-name=""><text:span text:style-name="a420" text:class-names=""><text:date text:fixed="false" style:data-style-name="a421">6/8/2013</text:date></text:span></text:p>
        </draw:text-box>
        <svg:desc/>
      </draw:frame>
      <draw:frame draw:id="id45" presentation:style-name="a426" draw:name="Footer Placeholder 4" svg:x="3.41667in" svg:y="6.95139in" svg:width="3.16667in" svg:height="0.39931in" presentation:class="footer" presentation:placeholder="false">
        <draw:text-box>
          <text:p text:style-name="a425" text:class-names="" text:cond-style-name=""><text:span text:style-name="a424" text:class-names=""/></text:p>
        </draw:text-box>
        <svg:desc/>
      </draw:frame>
      <draw:frame draw:id="id46" presentation:style-name="a429" draw:name="Slide Number Placeholder 5" svg:x="7.16667in" svg:y="6.95139in" svg:width="2.33333in" svg:height="0.39931in" presentation:class="page-number" presentation:placeholder="false">
        <draw:text-box>
          <text:p text:style-name="a428" text:class-names="" text:cond-style-name=""><text:span text:style-name="a427" text:class-names=""><text:page-number style:num-format="1" text:fixed="false"/></text:span></text:p>
        </draw:text-box>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6/8/2013</text:date></text:span></text:p>
          </draw:text-box>
          <svg:desc/>
        </draw:frame>
        <draw:page-thumbnail svg:x="1.25in" svg:y="0.75in" svg:width="5in" svg:height="3.75in" presentation:class="page" draw:id="id7" presentation:style-name="a437" draw:name="Slide Image Placeholder 3">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span></text:p>
          </draw:text-box>
          <svg:desc/>
        </draw:frame>
      </presentation:notes>
    </style:master-page>
    <style:master-page style:name="Master1-Layout8-objTx-Content-with-Caption" style:page-layout-name="pageLayout1" draw:style-name="a460">
      <draw:frame draw:id="id47" presentation:style-name="a463" draw:name="Title 1" svg:x="0.5in" svg:y="0.29861in" svg:width="3.28993in" svg:height="1.27083in" presentation:class="title" presentation:placeholder="false">
        <draw:text-box>
          <text:p text:style-name="a462" text:class-names="" text:cond-style-name=""><text:span text:style-name="a461" text:class-names="">Click to edit Master title style</text:span></text:p>
        </draw:text-box>
        <svg:desc/>
      </draw:frame>
      <draw:frame draw:id="id48" presentation:style-name="a479" draw:name="Content Placeholder 2" svg:x="3.90972in" svg:y="0.29861in" svg:width="5.59028in" svg:height="6.40104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desc/>
      </draw:frame>
      <draw:frame draw:id="id49" presentation:style-name="a483" draw:name="Text Placeholder 3" svg:x="0.5in" svg:y="1.56944in" svg:width="3.28993in" svg:height="5.1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desc/>
      </draw:frame>
      <draw:frame draw:id="id50" presentation:style-name="a487" draw:name="Date Placeholder 3" svg:x="0.5in" svg:y="6.95139in" svg:width="2.33333in" svg:height="0.39931in" presentation:class="date-time" presentation:placeholder="false">
        <draw:text-box>
          <text:p text:style-name="a486" text:class-names="" text:cond-style-name=""><text:span text:style-name="a484" text:class-names=""><text:date text:fixed="false" style:data-style-name="a485">6/8/2013</text:date></text:span></text:p>
        </draw:text-box>
        <svg:desc/>
      </draw:frame>
      <draw:frame draw:id="id51" presentation:style-name="a490" draw:name="Footer Placeholder 4" svg:x="3.41667in" svg:y="6.95139in" svg:width="3.16667in" svg:height="0.39931in" presentation:class="footer" presentation:placeholder="false">
        <draw:text-box>
          <text:p text:style-name="a489" text:class-names="" text:cond-style-name=""><text:span text:style-name="a488" text:class-names=""/></text:p>
        </draw:text-box>
        <svg:desc/>
      </draw:frame>
      <draw:frame draw:id="id52" presentation:style-name="a493" draw:name="Slide Number Placeholder 5" svg:x="7.16667in" svg:y="6.95139in" svg:width="2.33333in" svg:height="0.39931in" presentation:class="page-number" presentation:placeholder="false">
        <draw:text-box>
          <text:p text:style-name="a492" text:class-names="" text:cond-style-name=""><text:span text:style-name="a491" text:class-names=""><text:page-number style:num-format="1" text:fixed="false"/></text:span></text:p>
        </draw:text-box>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6/8/2013</text:date></text:span></text:p>
          </draw:text-box>
          <svg:desc/>
        </draw:frame>
        <draw:page-thumbnail svg:x="1.25in" svg:y="0.75in" svg:width="5in" svg:height="3.75in" presentation:class="page" draw:id="id7" presentation:style-name="a501" draw:name="Slide Image Placeholder 3">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span></text:p>
          </draw:text-box>
          <svg:desc/>
        </draw:frame>
      </presentation:notes>
    </style:master-page>
    <style:master-page style:name="Master1-Layout9-picTx-Picture-with-Caption" style:page-layout-name="pageLayout1" draw:style-name="a524">
      <draw:frame draw:id="id53" presentation:style-name="a527" draw:name="Title 1" svg:x="1.96007in" svg:y="5.25in" svg:width="6in" svg:height="0.61979in" presentation:class="title" presentation:placeholder="false">
        <draw:text-box>
          <text:p text:style-name="a526" text:class-names="" text:cond-style-name=""><text:span text:style-name="a525" text:class-names="">Click to edit Master title style</text:span></text:p>
        </draw:text-box>
        <svg:desc/>
      </draw:frame>
      <draw:frame draw:id="id54" presentation:style-name="a530" draw:name="Picture Placeholder 2" svg:x="1.96007in" svg:y="0.67014in" svg:width="6in" svg:height="4.5in" presentation:class="graphic" presentation:placeholder="false">
        <draw:text-box>
          <text:p text:style-name="a529" text:class-names="" text:cond-style-name=""><text:span text:style-name="a528" text:class-names=""/></text:p>
        </draw:text-box>
        <svg:desc/>
      </draw:frame>
      <draw:frame draw:id="id55" presentation:style-name="a534" draw:name="Text Placeholder 3" svg:x="1.96007in" svg:y="5.86979in" svg:width="6in" svg:height="0.88021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desc/>
      </draw:frame>
      <draw:frame draw:id="id56" presentation:style-name="a538" draw:name="Date Placeholder 3" svg:x="0.5in" svg:y="6.95139in" svg:width="2.33333in" svg:height="0.39931in" presentation:class="date-time" presentation:placeholder="false">
        <draw:text-box>
          <text:p text:style-name="a537" text:class-names="" text:cond-style-name=""><text:span text:style-name="a535" text:class-names=""><text:date text:fixed="false" style:data-style-name="a536">6/8/2013</text:date></text:span></text:p>
        </draw:text-box>
        <svg:desc/>
      </draw:frame>
      <draw:frame draw:id="id57" presentation:style-name="a541" draw:name="Footer Placeholder 4" svg:x="3.41667in" svg:y="6.95139in" svg:width="3.16667in" svg:height="0.39931in" presentation:class="footer" presentation:placeholder="false">
        <draw:text-box>
          <text:p text:style-name="a540" text:class-names="" text:cond-style-name=""><text:span text:style-name="a539" text:class-names=""/></text:p>
        </draw:text-box>
        <svg:desc/>
      </draw:frame>
      <draw:frame draw:id="id58" presentation:style-name="a544" draw:name="Slide Number Placeholder 5" svg:x="7.16667in" svg:y="6.95139in" svg:width="2.33333in" svg:height="0.39931in" presentation:class="page-number" presentation:placeholder="false">
        <draw:text-box>
          <text:p text:style-name="a543" text:class-names="" text:cond-style-name=""><text:span text:style-name="a542" text:class-names=""><text:page-number style:num-format="1" text:fixed="false"/></text:span></text:p>
        </draw:text-box>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6/8/2013</text:date></text:span></text:p>
          </draw:text-box>
          <svg:desc/>
        </draw:frame>
        <draw:page-thumbnail svg:x="1.25in" svg:y="0.75in" svg:width="5in" svg:height="3.75in" presentation:class="page" draw:id="id7" presentation:style-name="a552" draw:name="Slide Image Placeholder 3">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span></text:p>
          </draw:text-box>
          <svg:desc/>
        </draw:frame>
      </presentation:notes>
    </style:master-page>
    <style:master-page style:name="Master1-Layout10-vertTx-Title-and-Vertical-Text" style:page-layout-name="pageLayout1" draw:style-name="a575">
      <draw:frame draw:id="id59" presentation:style-name="a578" draw:name="Title 1" svg:x="0.5in" svg:y="0.30035in" svg:width="9in" svg:height="1.25in" presentation:class="title" presentation:placeholder="false">
        <draw:text-box>
          <text:p text:style-name="a577" text:class-names="" text:cond-style-name=""><text:span text:style-name="a576" text:class-names="">Click to edit Master title style</text:span></text:p>
        </draw:text-box>
        <svg:desc/>
      </draw:frame>
      <draw:frame draw:id="id60" presentation:style-name="a594" draw:name="Vertical Text Placeholder 2" svg:x="0.5in" svg:y="1.75in" svg:width="9in" svg:height="4.94965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desc/>
      </draw:frame>
      <draw:frame draw:id="id61" presentation:style-name="a598" draw:name="Date Placeholder 3" svg:x="0.5in" svg:y="6.95139in" svg:width="2.33333in" svg:height="0.39931in" presentation:class="date-time" presentation:placeholder="false">
        <draw:text-box>
          <text:p text:style-name="a597" text:class-names="" text:cond-style-name=""><text:span text:style-name="a595" text:class-names=""><text:date text:fixed="false" style:data-style-name="a596">6/8/2013</text:date></text:span></text:p>
        </draw:text-box>
        <svg:desc/>
      </draw:frame>
      <draw:frame draw:id="id62" presentation:style-name="a601" draw:name="Footer Placeholder 4" svg:x="3.41667in" svg:y="6.95139in" svg:width="3.16667in" svg:height="0.39931in" presentation:class="footer" presentation:placeholder="false">
        <draw:text-box>
          <text:p text:style-name="a600" text:class-names="" text:cond-style-name=""><text:span text:style-name="a599" text:class-names=""/></text:p>
        </draw:text-box>
        <svg:desc/>
      </draw:frame>
      <draw:frame draw:id="id63" presentation:style-name="a604" draw:name="Slide Number Placeholder 5" svg:x="7.16667in" svg:y="6.95139in" svg:width="2.33333in" svg:height="0.39931in" presentation:class="page-number" presentation:placeholder="false">
        <draw:text-box>
          <text:p text:style-name="a603" text:class-names="" text:cond-style-name=""><text:span text:style-name="a602" text:class-names=""><text:page-number style:num-format="1" text:fixed="false"/></text:span></text:p>
        </draw:text-box>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6/8/2013</text:date></text:span></text:p>
          </draw:text-box>
          <svg:desc/>
        </draw:frame>
        <draw:page-thumbnail svg:x="1.25in" svg:y="0.75in" svg:width="5in" svg:height="3.75in" presentation:class="page" draw:id="id7" presentation:style-name="a612" draw:name="Slide Image Placeholder 3">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span></text:p>
          </draw:text-box>
          <svg:desc/>
        </draw:frame>
      </presentation:notes>
    </style:master-page>
    <style:master-page style:name="Master1-Layout11-vertTitleAndTx-Vertical-Title-and-Text" style:page-layout-name="pageLayout1" draw:style-name="a635">
      <draw:frame draw:id="id64" presentation:style-name="a638" draw:name="Vertical Title 1" svg:x="7.25in" svg:y="0.30035in" svg:width="2.25in" svg:height="6.39931in" presentation:class="title" presentation:placeholder="false">
        <draw:text-box>
          <text:p text:style-name="a637" text:class-names="" text:cond-style-name=""><text:span text:style-name="a636" text:class-names="">Click to edit Master title style</text:span></text:p>
        </draw:text-box>
        <svg:desc/>
      </draw:frame>
      <draw:frame draw:id="id65" presentation:style-name="a654" draw:name="Vertical Text Placeholder 2" svg:x="0.5in" svg:y="0.30035in" svg:width="6.58333in" svg:height="6.39931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desc/>
      </draw:frame>
      <draw:frame draw:id="id66" presentation:style-name="a658" draw:name="Date Placeholder 3" svg:x="0.5in" svg:y="6.95139in" svg:width="2.33333in" svg:height="0.39931in" presentation:class="date-time" presentation:placeholder="false">
        <draw:text-box>
          <text:p text:style-name="a657" text:class-names="" text:cond-style-name=""><text:span text:style-name="a655" text:class-names=""><text:date text:fixed="false" style:data-style-name="a656">6/8/2013</text:date></text:span></text:p>
        </draw:text-box>
        <svg:desc/>
      </draw:frame>
      <draw:frame draw:id="id67" presentation:style-name="a661" draw:name="Footer Placeholder 4" svg:x="3.41667in" svg:y="6.95139in" svg:width="3.16667in" svg:height="0.39931in" presentation:class="footer" presentation:placeholder="false">
        <draw:text-box>
          <text:p text:style-name="a660" text:class-names="" text:cond-style-name=""><text:span text:style-name="a659" text:class-names=""/></text:p>
        </draw:text-box>
        <svg:desc/>
      </draw:frame>
      <draw:frame draw:id="id68" presentation:style-name="a664" draw:name="Slide Number Placeholder 5" svg:x="7.16667in" svg:y="6.95139in" svg:width="2.33333in" svg:height="0.39931in" presentation:class="page-number" presentation:placeholder="false">
        <draw:text-box>
          <text:p text:style-name="a663" text:class-names="" text:cond-style-name=""><text:span text:style-name="a662" text:class-names=""><text:page-number style:num-format="1" text:fixed="false"/></text:span></text:p>
        </draw:text-box>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6/8/2013</text:date></text:span></text:p>
          </draw:text-box>
          <svg:desc/>
        </draw:frame>
        <draw:page-thumbnail svg:x="1.25in" svg:y="0.75in" svg:width="5in" svg:height="3.75in" presentation:class="page" draw:id="id7" presentation:style-name="a672" draw:name="Slide Image Placeholder 3">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dc:description>Copyright (c) 2011 The Regents of the University of Michigan. Initially developed by Jacob Barhak_x000d_
This file is part of the Indirect Estimation and Simulation Tool (IEST).  The Indirect Estimation and Simulation Tool (IEST) is free software: you can redistribute it and/or modify it under the terms of the GNU General Public License as published by the Free Software Foundation, either version 3 of the License, or (at your option) any later version._x000d_
_x000d_
The Indirect Estimation and Simulation Tool (IEST) is distributed in the hope that it will be useful, but WITHOUT ANY WARRANTY; without even the implied warranty of MERCHANTABILITY or FITNESS FOR A PARTICULAR PURPOSE. See the GNU General Public License for more details._x000d_
_x000d_
ADDITIONAL CLARIFICATION_x000d_
_x000d_
The Indirect Estimation and Simulation Tool (IEST) is distributed in the hope that it will be useful, but "as is" and WITHOUT ANY WARRANTY of any kind, including any warranty that it will not infringe on any property rights of another party or the IMPLIED WARRANTIES OF MERCHANTABILITY or FITNESS FOR A PARTICULAR PURPOSE. THE UNIVERSITY OF MICHIGAN assumes no responsibilities with respect to the use of the Indirect Estimation and Simulation Tool (IEST).</dc:description>
    <meta:initial-creator>Jacob Barhak</meta:initial-creator>
    <dc:creator>Work</dc:creator>
    <meta:creation-date>2009-12-11T03:17:52Z</meta:creation-date>
    <dc:date>2013-06-08T23:25:06Z</dc:date>
    <meta:editing-cycles>30</meta:editing-cycles>
    <meta:editing-duration>PT12159S</meta:editing-duration>
    <meta:document-statistic meta:paragraph-count="102" meta:word-count="110"/>
  </office:meta>
</office:document-meta>
</file>